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55cm" fo:min-width="9.7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5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3.46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9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4.1cm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0.205cm" fo:min-width="2.8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2cm" svg:height="1.8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.6cm" svg:x="18.8cm" svg:y="3.6cm">
          <text:p text:style-name="P1">Upload hand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.6cm" svg:x="10.6cm" svg:y="3.6cm">
          <text:p text:style-name="P1">Download hand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.6cm" svg:x="2.2cm" svg:y="3.6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cm" svg:y1="2.4cm" svg:x2="7cm" svg:y2="3.6cm">
          <text:p/>
        </draw:line>
        <draw:line draw:style-name="gr3" draw:text-style-name="P3" draw:layer="layout" svg:x1="13.2cm" svg:y1="2.4cm" svg:x2="13.2cm" svg:y2="3.6cm">
          <text:p/>
        </draw:line>
        <draw:line draw:style-name="gr3" draw:text-style-name="P3" draw:layer="layout" svg:x1="18.6cm" svg:y1="2.4cm" svg:x2="20cm" svg:y2="3.6cm">
          <text:p/>
        </draw:line>
        <draw:custom-shape draw:style-name="gr4" draw:text-style-name="P2" draw:layer="layout" svg:width="5.6cm" svg:height="1cm" svg:x="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cm" svg:y1="10cm" svg:x2="3cm" svg:y2="11.8cm">
          <text:p/>
        </draw:line>
        <draw:line draw:style-name="gr3" draw:text-style-name="P3" draw:layer="layout" svg:x1="8.6cm" svg:y1="10.2cm" svg:x2="8.6cm" svg:y2="12cm">
          <text:p/>
        </draw:line>
        <draw:custom-shape draw:style-name="gr4" draw:text-style-name="P2" draw:layer="layout" svg:width="5.6cm" svg:height="1cm" svg:x="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4cm" svg:height="1.162cm" svg:x="3.039cm" svg:y="10.838cm">
          <draw:text-box>
            <text:p>XML Files</text:p>
          </draw:text-box>
        </draw:frame>
        <draw:custom-shape draw:style-name="gr4" draw:text-style-name="P2" draw:layer="layout" svg:width="5.6cm" svg:height="1cm" svg:x="19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4cm" svg:y1="9.8cm" svg:x2="19.4cm" svg:y2="11.6cm">
          <text:p/>
        </draw:line>
        <draw:line draw:style-name="gr3" draw:text-style-name="P3" draw:layer="layout" svg:x1="25cm" svg:y1="10cm" svg:x2="25cm" svg:y2="11.8cm">
          <text:p/>
        </draw:line>
        <draw:custom-shape draw:style-name="gr4" draw:text-style-name="P2" draw:layer="layout" svg:width="5.6cm" svg:height="1cm" svg:x="19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5.4cm" svg:height="1.162cm" svg:x="19.439cm" svg:y="10.638cm">
          <draw:text-box>
            <text:p text:style-name="P5"><text:span text:style-name="T1">Images of Documents</text:span></text:p>
          </draw:text-box>
        </draw:frame>
        <draw:line draw:style-name="gr6" draw:text-style-name="P3" draw:layer="layout" svg:x1="5.8cm" svg:y1="9.6cm" svg:x2="5cm" svg:y2="5.2cm">
          <text:p/>
        </draw:line>
        <draw:line draw:style-name="gr6" draw:text-style-name="P3" draw:layer="layout" svg:x1="19.4cm" svg:y1="9.8cm" svg:x2="8.2cm" svg:y2="5.2cm">
          <text:p/>
        </draw:line>
        <draw:line draw:style-name="gr7" draw:text-style-name="P1" draw:layer="layout" svg:x1="22.2cm" svg:y1="9.4cm" svg:x2="22cm" svg:y2="5.2cm">
          <text:p/>
        </draw:line>
        <draw:line draw:style-name="gr7" draw:text-style-name="P1" draw:layer="layout" svg:x1="8.6cm" svg:y1="10.2cm" svg:x2="20cm" svg:y2="5.2cm">
          <text:p/>
        </draw:line>
        <draw:line draw:style-name="gr6" draw:text-style-name="P3" draw:layer="layout" svg:x1="7.6cm" svg:y1="9.8cm" svg:x2="13.6cm" svg:y2="5.2cm">
          <text:p/>
        </draw:line>
        <draw:line draw:style-name="gr6" draw:text-style-name="P3" draw:layer="layout" svg:x1="20.2cm" svg:y1="9.6cm" svg:x2="13.6cm" svg:y2="5.2cm">
          <text:p/>
        </draw:line>
        <draw:custom-shape draw:style-name="gr8" draw:text-style-name="P2" draw:layer="layout" svg:width="4.6cm" svg:height="1.4cm" svg:x="2.2cm" svg:y="15.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8cm" svg:height="0.643cm" svg:x="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cm" svg:y1="17.257cm" svg:x2="2cm" svg:y2="18.414cm">
          <text:p/>
        </draw:line>
        <draw:line draw:style-name="gr3" draw:text-style-name="P3" draw:layer="layout" svg:x1="6.8cm" svg:y1="17.386cm" svg:x2="6.8cm" svg:y2="18.543cm">
          <text:p/>
        </draw:line>
        <draw:custom-shape draw:style-name="gr9" draw:text-style-name="P2" draw:layer="layout" svg:width="4.8cm" svg:height="0.643cm" svg:x="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6.6cm" svg:height="1cm" svg:x="7cm" svg:y="15.4cm">
          <draw:text-box>
            <text:p text:style-name="P7"><text:span text:style-name="T2">Functional Component</text:span></text:p>
          </draw:text-box>
        </draw:frame>
        <draw:frame draw:style-name="gr10" draw:text-style-name="P8" draw:layer="layout" svg:width="3.4cm" svg:height="1cm" svg:x="7cm" svg:y="17.4cm">
          <draw:text-box>
            <text:p text:style-name="P7"><text:span text:style-name="T2">Data Store</text:span></text:p>
          </draw:text-box>
        </draw:frame>
        <draw:line draw:style-name="gr3" draw:text-style-name="P3" draw:layer="layout" svg:x1="14.2cm" svg:y1="15.6cm" svg:x2="18.6cm" svg:y2="15.6cm">
          <text:p/>
        </draw:line>
        <draw:line draw:style-name="gr6" draw:text-style-name="P3" draw:layer="layout" svg:x1="14.4cm" svg:y1="16.8cm" svg:x2="18.8cm" svg:y2="16.8cm">
          <text:p/>
        </draw:line>
        <draw:line draw:style-name="gr7" draw:text-style-name="P1" draw:layer="layout" svg:x1="14.4cm" svg:y1="18.4cm" svg:x2="18.8cm" svg:y2="18.4cm">
          <text:p/>
        </draw:line>
        <draw:frame draw:style-name="gr10" draw:text-style-name="P8" draw:layer="layout" svg:width="5.6cm" svg:height="1cm" svg:x="20.4cm" svg:y="17.8cm">
          <draw:text-box>
            <text:p text:style-name="P7"><text:span text:style-name="T2">X reads and writes Y</text:span></text:p>
          </draw:text-box>
        </draw:frame>
        <draw:frame draw:style-name="gr10" draw:text-style-name="P8" draw:layer="layout" svg:width="4.4cm" svg:height="1cm" svg:x="20.4cm" svg:y="16.2cm">
          <draw:text-box>
            <text:p text:style-name="P7"><text:span text:style-name="T2">X reads Y</text:span></text:p>
          </draw:text-box>
        </draw:frame>
        <draw:frame draw:style-name="gr10" draw:text-style-name="P8" draw:layer="layout" svg:width="6.6cm" svg:height="1cm" svg:x="20.2cm" svg:y="15.2cm">
          <draw:text-box>
            <text:p text:style-name="P7"><text:span text:style-name="T2">Interacts With</text:span></text:p>
          </draw:text-box>
        </draw:frame>
        <draw:frame draw:style-name="gr11" draw:text-style-name="P9" draw:layer="layout" svg:width="0.925cm" svg:height="1cm" svg:x="18.8cm" svg:y="16.2cm">
          <draw:text-box>
            <text:p>X</text:p>
          </draw:text-box>
        </draw:frame>
        <draw:frame draw:style-name="gr11" draw:text-style-name="P9" draw:layer="layout" svg:width="0.925cm" svg:height="1cm" svg:x="18.875cm" svg:y="17.8cm">
          <draw:text-box>
            <text:p>X</text:p>
          </draw:text-box>
        </draw:frame>
        <draw:frame draw:style-name="gr11" draw:text-style-name="P9" draw:layer="layout" svg:width="0.926cm" svg:height="1cm" svg:x="13.4cm" svg:y="17.8cm">
          <draw:text-box>
            <text:p>Y</text:p>
          </draw:text-box>
        </draw:frame>
        <draw:frame draw:style-name="gr11" draw:text-style-name="P9" draw:layer="layout" svg:width="0.925cm" svg:height="1cm" svg:x="13.4cm" svg:y="16.2cm">
          <draw:text-box>
            <text:p>Y</text:p>
          </draw:text-box>
        </draw:frame>
        <draw:custom-shape draw:style-name="gr12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8cm" svg:height="0.962cm" svg:x="2.4cm" svg:y="14cm">
          <draw:text-box>
            <text:p>Legend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21T14:30:07.128673798</dc:date>
    <meta:editing-duration>PT7M7S</meta:editing-duration>
    <meta:editing-cycles>1</meta:editing-cycles>
    <meta:generator>LibreOffice/5.1.4.2$Linux_X86_64 LibreOffice_project/10m0$Build-2</meta:generator>
    <meta:document-statistic meta:object-count="65"/>
  </office:meta>
</office:document-meta>
</file>